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119.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75mm"/>
    </style:style>
    <style:style style:name="co5" style:family="table-column">
      <style:table-column-properties fo:break-before="auto" style:column-width="77.4mm"/>
    </style:style>
    <style:style style:name="co6" style:family="table-column">
      <style:table-column-properties fo:break-before="auto" style:column-width="100.07mm"/>
    </style:style>
    <style:style style:name="co7" style:family="table-column">
      <style:table-column-properties fo:break-before="auto" style:column-width="28.75mm"/>
    </style:style>
    <style:style style:name="co8" style:family="table-column">
      <style:table-column-properties fo:break-before="auto" style:column-width="65.79mm"/>
    </style:style>
    <style:style style:name="co9" style:family="table-column">
      <style:table-column-properties fo:break-before="auto" style:column-width="116.93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7.08mm"/>
    </style:style>
    <style:style style:name="co12" style:family="table-column">
      <style:table-column-properties fo:break-before="auto" style:column-width="115.01mm"/>
    </style:style>
    <style:style style:name="co13" style:family="table-column">
      <style:table-column-properties fo:break-before="auto" style:column-width="32.61mm"/>
    </style:style>
    <style:style style:name="co14" style:family="table-column">
      <style:table-column-properties fo:break-before="auto" style:column-width="64.68mm"/>
    </style:style>
    <style:style style:name="co15" style:family="table-column">
      <style:table-column-properties fo:break-before="auto" style:column-width="140.71mm"/>
    </style:style>
    <style:style style:name="co16" style:family="table-column">
      <style:table-column-properties fo:break-before="auto" style:column-width="35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n1I✓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Formelsammlung 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. Grössen e, pi, sqrt(2), sqrt(3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ementare Funktionen: Potenzen, Exponentialfunktionen, Logaryth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ph: Elementare 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go-Funktionen: Spezialfäll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ph: 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kehr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leichungen: Sonderfälle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- S.186, R4: Verlust einer Lösung (+/-)?,</text:p>
            <text:p>- Wenn &lt;=&gt; immer „sonst sonderfall“ etc. aufschreiben?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gleichungen: Monoton-steigend/-fallen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leitung: Linear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leitung: Kubisch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bleitung: Elementare 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leitung: Extremalstellen, Wendestell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Linearisierung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</table:table>
      <table:table table:name="DMI" table:style-name="ta1">
        <table:table-column table:style-name="co1" table:default-cell-style-name="Default"/>
        <table:table-column table:style-name="co5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Skript drucken und Annotieren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sagenlogik: Normalformen, Junktore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weise: Vollständige Induktion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Beweis: Rekursionen)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bildunge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nge: 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gen: Relationen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ulo: Teiler, Restklassen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ulo: Multipl. Inverses, Satz von Euler, Fermat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uklidischer Algorithmus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SA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ultiplikationstafel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ullteile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ktoren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ktoren: Gauss-Algo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ektoren: Skalarprodukt, Vektorprodukt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ektoren: Normalformen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trizen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trizen: Inverse, Einheitsmatrix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trizen: Hessische Normalform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trizen: Determinanten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neare Abbildung, Linearkombination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trix mal Vektor</text:p>
          </table:table-cell>
          <table:table-cell table:number-columns-repeated="1022"/>
        </table:table-row>
      </table:table>
      <table:table table:name="Dbs1" table:style-name="ta1"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Zusamm.fass.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Zusammenfassung 1xA4 Doppelseitig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Kann PRF mit Bleistift geschrieben werden?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DO: BiblioDB-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nsactionC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i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bstateme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mon Table Expressions, Window Func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ews, Temp-Tabl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ex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exe: B-Tree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DBC: Prepared Statements, ResultSet</text:p>
          </table:table-cell>
          <table:table-cell table:number-columns-repeated="3"/>
          <table:table-cell table:style-name="ce3" office:value-type="string" calcext:value-type="string">
            <text:p>Können immer Prepared Statements statt normale benutzt werden?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lationale Mathematik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cking: sLock, xLock, Deadlocks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unterschied wait/die und wound/die http://lwibs01.gm.fh-koeln.de/wikis/wiki_db/index.php?n=Datenbanken.DEADLOCK ?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olations Levels, Serialisierung, Transa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SI-3-Ebenen-Model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rmalfor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rerbung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ML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lationer DB-Entwurf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ckup</text:p>
          </table:table-cell>
          <table:table-cell table:number-columns-repeated="1022"/>
        </table:table-row>
      </table:table>
      <table:table table:name="CN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WL, Multiplexing, Bandbreiten (Signal, Kanal)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wisted Pair, Glas, Coax, 100Base-T etc.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c-Adressen, ARP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reshark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thernet, Speed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t-Codings (MLT,4b/5b etc.)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tches (+CN1Prak: Mac-Switching)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nning Tre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Pv4: Netmasks, Gateways, NAT, PAT, tracing, Fragmenting, Subnetting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LAN (+CN1Prak): Channels etc.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Pv6: Privacy Extension, Neighbour-Solicita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DP, ICMP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CP: connection, windows etc.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lnet, TP,TFTP, P2P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S, nslookup, CDNs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 keepalives, option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I-Modell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SMA/CD, Token Ring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ignaltheorie Basic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zilloskop Config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szi: USB, RS232, RX,TX, CRC, Frame-Delimiter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szi: Ethernet, MAC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anning Tree, VLAN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rformance UDP/TCP</text:p>
          </table:table-cell>
          <table:table-cell table:number-columns-repeated="1022"/>
        </table:table-row>
      </table:table>
      <table:table table:name="OO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1xA4 Doppelseitig Gedruckt für PRF</text:p>
          </table:table-cell>
          <table:table-cell table:number-columns-repeated="2"/>
          <table:table-cell table:style-name="ce3" office:value-type="string" calcext:value-type="string">
            <text:p>Kann PRF mit Bleistift geschrieben werden?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w-Level Types &amp; Conversion, Casts (explizit, Implizit)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erators, Enhanced for loop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ray, Strings, overflow, Boxing, ENUMs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t Tests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notations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erics: Type Erasure, Generische Varianz, Covarianz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ursion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ss, Objects, References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rerbung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hnittstellen / Interfaces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ceptions (Checked, Unchecked),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llections: Arraylists, Sets, Dequeues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mbdas: Closure, (Inner Classes, anonymous Classes)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eam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ile I/O, Bytestream, Character-Stream, Serialization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gex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rbage Collection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thods: Overloading, Overriding, Call By Value/Reference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yphormism, Dynamic Dispatch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vadoc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quals &amp; Hashcode: Cloneable, Comparable, Comperator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rting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flection, Intospection</text:p>
          </table:table-cell>
          <table:table-cell table:number-columns-repeated="1022"/>
        </table:table-row>
      </table:table>
      <table:table table:name="Bsys1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Bücher „kommentieren“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: Programm / .c, .h / gcc (gcc debugging flag)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: Strings, arrays, structs, Data-types&amp;operations/priority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: unix write, read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: ENV, time-func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: exec..., fork, wait, PID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: fork errorhandling, multithreading-safety, orphans, zombies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: Threads (Windows, Unix)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: Semaphores Unix, Process Sync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: Signals, Named &amp; Unnamed Pipes, Monitor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: Opake Datentypen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: Berkeley Sockets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: Shared Memory, global variabl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on Neumann, Harvard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ocessor Levels: Privilege Level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ttle Endian / Big Endian / Alignment (E04)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DD-Screen / DDD-Breakpoint analysi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me Pointer / Parameter-Stack etc.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PU-Scheduling (E10)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maphore Theory / Process Syncing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adlocks Theory / Graphe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.00.0000</text:date>, <text:time style:data-style-name="N2" text:time-value="16:14:35.581266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Hauser</meta:initial-creator>
    <meta:creation-date>2015-12-21T21:56:19.267875748</meta:creation-date>
    <dc:date>2015-12-23T18:21:05.805870355</dc:date>
    <dc:creator>Fabian Hauser</dc:creator>
    <meta:editing-duration>P1DT2H36M25S</meta:editing-duration>
    <meta:editing-cycles>220</meta:editing-cycles>
    <meta:generator>LibreOffice/5.0.3.2$Linux_X86_64 LibreOffice_project/00$Build-2</meta:generator>
    <meta:document-statistic meta:table-count="6" meta:cell-count="347" meta:object-count="0"/>
  </office:meta>
</office:document-meta>
</file>